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ucida Sans"/>
    </style:style>
    <style:style style:name="P2" style:family="paragraph" style:parent-style-name="Text_20_body">
      <style:text-properties style:font-name="Lucida Sans"/>
    </style:style>
    <style:style style:name="P3" style:family="paragraph" style:parent-style-name="Heading_20_1" style:master-page-name="MP0">
      <style:paragraph-properties style:page-number="auto" fo:break-before="page"/>
      <style:text-properties style:font-name="Lucida Sans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AwxM version 2 - glossary of extrinsic functions</text:h>
      <text:p text:style-name="P2">wxMaxima is a front-end for Maxima, a Computer Algebra System.</text:p>
      <text:p text:style-name="P1">Within wxMaxima, a “software program” i.e. a sequence of maxima commands is held in an “active document”. It is a type of notebook where the documentation is interspersed with the mathematical code.</text:p>
      <text:p text:style-name="P1"/>
      <text:p text:style-name="P1">Maxima, and hence wxMaxima, have many <text:span text:style-name="T1">intrinsic</text:span><text:span text:style-name="T2"> functions, but the distinction is made here with the </text:span><text:span text:style-name="T1">extrinsic</text:span><text:span text:style-name="T2"> functions that have been created specifically for Geometric Algebra using wxMaxima (GAwxM). Below is a list of the names of the function files with the functions contained within them.</text:span></text:p>
      <text:p text:style-name="P2"/>
      <text:p text:style-name="P2">gafns1.wxm</text:p>
      <text:p text:style-name="P2">list2blade, basesp, bladep, bldpwr, geomp, commp</text:p>
      <text:p text:style-name="P2">gafns2.wxm</text:p>
      <text:p text:style-name="P2">basespinn, bladepinn, bldpwrinn, geompinn</text:p>
      <text:p text:style-name="P2">gafns3.wxm</text:p>
      <text:p text:style-name="P2">basespout, bladepout, bldpwrout, geompout</text:p>
      <text:p text:style-name="P2">gafns4.wxm</text:p>
      <text:p text:style-name="P2">grader, makemultivec, makelistgrademv, makeunitarymv</text:p>
      <text:p text:style-name="P2">gafns5.wxm</text:p>
      <text:p text:style-name="P2">extract, mvrev, scalarp, normod, lst2bldouter, reciproce, lst2vecouter, reciprocb</text:p>
      <text:p text:style-name="P2">gafns6.wxm</text:p>
      <text:p text:style-name="P2">arglst, bldexp, mvexp, pauser</text:p>
      <text:p text:style-name="P2"/>
      <text:p text:style-name="P2">gcfns1.wxm</text:p>
      <text:p text:style-name="P2">mvgrad, mvdiv, mvcurl</text:p>
      <text:p text:style-name="P2">gcfns2.wxm</text:p>
      <text:p text:style-name="P2">mvderiv, lstmvcrd, makemvcrd, lstvector, makevector</text:p>
      <text:p text:style-name="P2">gcfns3.wxm</text:p>
      <text:p text:style-name="P2">lst2outer, reciprocM, vectordelM</text:p>
      <text:p text:style-name="P2"/>
      <text:p text:style-name="P2">The files may be opened (carefully) under wxMaxima to examine references to their development files and the usage of the functions. The function files themselves should not be run (executed).</text:p>
      <text:p text:style-name="P2">There is also gafns0.wxm for definition and precedence of the infix operators, and their association with some of the extrinsic functions in the earlier files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size="24pt" fo:font-weight="bold" style:font-size-asian="24pt" style:font-weight-asian="bold" style:font-size-complex="24pt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1:25:22</meta:creation-date>
    <dc:date>2019-02-21T08:19:02</dc:date>
    <meta:editing-duration>PT1H13M51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24" meta:word-count="202" meta:character-count="1446" meta:non-whitespace-character-count="1268"/>
  </office:meta>
</office:document-meta>
</file>